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s" fo:country="DO"/>
    </style:style>
    <style:style style:name="P2" style:parent-style-name="Normal" style:family="paragraph">
      <style:text-properties fo:language="es" fo:country="DO"/>
    </style:style>
    <style:style style:name="P3" style:parent-style-name="Normal" style:family="paragraph">
      <style:text-properties fo:language="es" fo:country="DO"/>
    </style:style>
    <style:style style:name="P4" style:parent-style-name="Normal" style:family="paragraph">
      <style:paragraph-properties fo:margin-bottom="0in"/>
      <style:text-properties fo:language="es" fo:country="DO"/>
    </style:style>
    <style:style style:name="P5" style:parent-style-name="Normal" style:family="paragraph">
      <style:paragraph-properties fo:margin-bottom="0in"/>
      <style:text-properties fo:language="es" fo:country="DO"/>
    </style:style>
    <style:style style:name="P6" style:parent-style-name="Normal" style:family="paragraph">
      <style:paragraph-properties fo:margin-bottom="0in"/>
      <style:text-properties fo:language="es" fo:country="DO"/>
    </style:style>
    <style:style style:name="P7" style:parent-style-name="Normal" style:family="paragraph">
      <style:paragraph-properties fo:margin-bottom="0in"/>
      <style:text-properties fo:language="es" fo:country="DO"/>
    </style:style>
    <style:style style:name="P8" style:parent-style-name="Normal" style:family="paragraph">
      <style:paragraph-properties fo:margin-bottom="0in"/>
      <style:text-properties fo:language="es" fo:country="DO"/>
    </style:style>
    <style:style style:name="P9" style:parent-style-name="Normal" style:family="paragraph">
      <style:paragraph-properties fo:margin-bottom="0in"/>
      <style:text-properties fo:language="es" fo:country="DO"/>
    </style:style>
    <style:style style:name="P10" style:parent-style-name="Normal" style:family="paragraph">
      <style:paragraph-properties fo:margin-bottom="0in"/>
      <style:text-properties fo:language="es" fo:country="DO"/>
    </style:style>
    <style:style style:name="P11" style:parent-style-name="Normal" style:family="paragraph">
      <style:paragraph-properties fo:margin-bottom="0in"/>
      <style:text-properties fo:language="es" fo:country="DO"/>
    </style:style>
    <style:style style:name="P12" style:parent-style-name="Normal" style:family="paragraph">
      <style:paragraph-properties fo:margin-bottom="0in"/>
      <style:text-properties fo:language="es" fo:country="DO"/>
    </style:style>
    <style:style style:name="P13" style:parent-style-name="Normal" style:family="paragraph">
      <style:paragraph-properties fo:margin-bottom="0in"/>
      <style:text-properties fo:language="es" fo:country="DO"/>
    </style:style>
    <style:style style:name="P14" style:parent-style-name="Normal" style:family="paragraph">
      <style:paragraph-properties fo:margin-bottom="0in"/>
      <style:text-properties fo:language="es" fo:country="DO"/>
    </style:style>
    <style:style style:name="P15" style:parent-style-name="Normal" style:family="paragraph">
      <style:paragraph-properties fo:margin-bottom="0in"/>
    </style:style>
    <style:style style:name="T16" style:parent-style-name="Fuentedepárrafopredeter." style:family="text">
      <style:text-properties fo:language="es" fo:country="DO"/>
    </style:style>
    <style:style style:name="P17" style:parent-style-name="Normal" style:family="paragraph">
      <style:paragraph-properties fo:margin-bottom="0in"/>
    </style:style>
    <style:style style:name="P18" style:parent-style-name="Normal" style:family="paragraph">
      <style:paragraph-properties fo:margin-bottom="0in"/>
    </style:style>
    <style:style style:name="P19" style:parent-style-name="Normal" style:family="paragraph">
      <style:paragraph-properties fo:margin-bottom="0in"/>
    </style:style>
    <style:style style:name="P20" style:parent-style-name="Normal" style:family="paragraph">
      <style:paragraph-properties fo:margin-bottom="0in"/>
    </style:style>
    <style:style style:name="P21" style:parent-style-name="Normal" style:family="paragraph">
      <style:paragraph-properties fo:margin-bottom="0in"/>
    </style:style>
    <style:style style:name="P22" style:parent-style-name="Normal" style:family="paragraph">
      <style:paragraph-properties fo:margin-bottom="0in"/>
    </style:style>
    <style:style style:name="P23" style:parent-style-name="Normal" style:family="paragraph">
      <style:paragraph-properties fo:margin-bottom="0in"/>
    </style:style>
    <style:style style:name="P24" style:parent-style-name="Normal" style:family="paragraph">
      <style:paragraph-properties fo:margin-bottom="0in"/>
    </style:style>
    <style:style style:name="P25" style:parent-style-name="Normal" style:family="paragraph">
      <style:paragraph-properties fo:margin-bottom="0in"/>
    </style:style>
    <style:style style:name="T26" style:parent-style-name="Fuentedepárrafopredeter." style:family="text">
      <style:text-properties fo:language="es" fo:country="DO"/>
    </style:style>
    <style:style style:name="P27" style:parent-style-name="Normal" style:family="paragraph">
      <style:paragraph-properties fo:margin-bottom="0in"/>
      <style:text-properties fo:language="es" fo:country="DO"/>
    </style:style>
    <style:style style:name="P28" style:parent-style-name="Normal" style:family="paragraph">
      <style:paragraph-properties fo:margin-bottom="0in"/>
      <style:text-properties fo:language="es" fo:country="DO"/>
    </style:style>
    <style:style style:name="P29" style:parent-style-name="Normal" style:family="paragraph">
      <style:paragraph-properties fo:margin-bottom="0in"/>
      <style:text-properties fo:language="es" fo:country="DO"/>
    </style:style>
    <style:style style:name="P30" style:parent-style-name="Normal" style:family="paragraph">
      <style:text-properties fo:language="es" fo:country="DO"/>
    </style:style>
    <style:style style:name="P31" style:parent-style-name="Normal" style:family="paragraph">
      <style:paragraph-properties fo:break-before="page"/>
      <style:text-properties fo:language="es" fo:country="DO"/>
    </style:style>
    <style:style style:name="P32" style:parent-style-name="Normal" style:family="paragraph">
      <style:text-properties fo:language="es" fo:country="DO"/>
    </style:style>
    <style:style style:name="P33" style:parent-style-name="Normal" style:family="paragraph">
      <style:paragraph-properties fo:margin-bottom="0in"/>
      <style:text-properties fo:language="es" fo:country="DO"/>
    </style:style>
    <style:style style:name="P34" style:parent-style-name="Normal" style:family="paragraph">
      <style:paragraph-properties fo:margin-bottom="0in"/>
      <style:text-properties fo:language="es" fo:country="DO"/>
    </style:style>
    <style:style style:name="P35" style:parent-style-name="Normal" style:family="paragraph">
      <style:paragraph-properties fo:margin-bottom="0in"/>
      <style:text-properties fo:language="es" fo:country="DO"/>
    </style:style>
    <style:style style:name="P36" style:parent-style-name="Normal" style:family="paragraph">
      <style:paragraph-properties fo:margin-bottom="0in"/>
      <style:text-properties fo:language="es" fo:country="DO"/>
    </style:style>
    <style:style style:name="P37" style:parent-style-name="Normal" style:family="paragraph">
      <style:paragraph-properties fo:margin-bottom="0in"/>
      <style:text-properties fo:language="es" fo:country="DO"/>
    </style:style>
    <style:style style:name="P38" style:parent-style-name="Normal" style:family="paragraph">
      <style:paragraph-properties fo:margin-bottom="0in"/>
      <style:text-properties fo:language="es" fo:country="DO"/>
    </style:style>
    <style:style style:name="P39" style:parent-style-name="Normal" style:family="paragraph">
      <style:paragraph-properties fo:margin-bottom="0in"/>
      <style:text-properties fo:language="es" fo:country="DO"/>
    </style:style>
    <style:style style:name="P40" style:parent-style-name="Normal" style:family="paragraph">
      <style:paragraph-properties fo:margin-bottom="0in"/>
      <style:text-properties fo:language="es" fo:country="DO"/>
    </style:style>
    <style:style style:name="P41" style:parent-style-name="Normal" style:family="paragraph">
      <style:paragraph-properties fo:margin-bottom="0in"/>
      <style:text-properties fo:language="es" fo:country="DO"/>
    </style:style>
    <style:style style:name="P42" style:parent-style-name="Normal" style:family="paragraph">
      <style:paragraph-properties fo:margin-bottom="0in"/>
      <style:text-properties fo:language="es" fo:country="DO"/>
    </style:style>
    <style:style style:name="P43" style:parent-style-name="Normal" style:family="paragraph">
      <style:paragraph-properties fo:margin-bottom="0in"/>
      <style:text-properties fo:language="es" fo:country="DO"/>
    </style:style>
    <style:style style:name="P44" style:parent-style-name="Normal" style:family="paragraph">
      <style:paragraph-properties fo:margin-bottom="0in"/>
      <style:text-properties fo:language="es" fo:country="DO"/>
    </style:style>
    <style:style style:name="P45" style:parent-style-name="Normal" style:family="paragraph">
      <style:paragraph-properties fo:margin-bottom="0in"/>
      <style:text-properties fo:language="es" fo:country="DO"/>
    </style:style>
    <style:style style:name="P46" style:parent-style-name="Normal" style:family="paragraph">
      <style:paragraph-properties fo:margin-bottom="0in"/>
      <style:text-properties fo:language="es" fo:country="DO"/>
    </style:style>
    <style:style style:name="P47" style:parent-style-name="Normal" style:family="paragraph">
      <style:paragraph-properties fo:margin-bottom="0in"/>
      <style:text-properties fo:language="es" fo:country="DO"/>
    </style:style>
    <style:style style:name="P48" style:parent-style-name="Normal" style:family="paragraph">
      <style:paragraph-properties fo:margin-bottom="0in"/>
      <style:text-properties fo:language="es" fo:country="DO"/>
    </style:style>
    <style:style style:name="P49" style:parent-style-name="Normal" style:family="paragraph">
      <style:paragraph-properties fo:margin-bottom="0in"/>
      <style:text-properties fo:language="es" fo:country="DO"/>
    </style:style>
    <style:style style:name="P50" style:parent-style-name="Normal" style:family="paragraph">
      <style:paragraph-properties fo:margin-bottom="0in"/>
      <style:text-properties fo:language="es" fo:country="DO"/>
    </style:style>
    <style:style style:name="P51" style:parent-style-name="Normal" style:family="paragraph">
      <style:paragraph-properties fo:margin-bottom="0in"/>
    </style:style>
    <style:style style:name="T52" style:parent-style-name="Fuentedepárrafopredeter." style:family="text">
      <style:text-properties fo:language="es" fo:country="DO"/>
    </style:style>
    <style:style style:name="P53" style:parent-style-name="Normal" style:family="paragraph">
      <style:paragraph-properties fo:margin-bottom="0in"/>
    </style:style>
    <style:style style:name="P54" style:parent-style-name="Normal" style:family="paragraph">
      <style:paragraph-properties fo:margin-bottom="0in"/>
    </style:style>
    <style:style style:name="T55" style:parent-style-name="Fuentedepárrafopredeter." style:family="text">
      <style:text-properties fo:language="es" fo:country="DO"/>
    </style:style>
    <style:style style:name="P56" style:parent-style-name="Normal" style:family="paragraph">
      <style:paragraph-properties fo:margin-bottom="0in"/>
      <style:text-properties fo:language="es" fo:country="DO"/>
    </style:style>
    <style:style style:name="P57" style:parent-style-name="Normal" style:family="paragraph">
      <style:paragraph-properties fo:margin-bottom="0in"/>
      <style:text-properties fo:language="es" fo:country="DO"/>
    </style:style>
    <style:style style:name="P58" style:parent-style-name="Normal" style:family="paragraph">
      <style:paragraph-properties fo:margin-bottom="0in"/>
      <style:text-properties fo:language="es" fo:country="DO"/>
    </style:style>
    <style:style style:name="P59" style:parent-style-name="Normal" style:family="paragraph">
      <style:paragraph-properties fo:margin-bottom="0in"/>
      <style:text-properties fo:language="es" fo:country="DO"/>
    </style:style>
    <style:style style:name="P60" style:parent-style-name="Normal" style:family="paragraph">
      <style:paragraph-properties fo:margin-bottom="0in"/>
      <style:text-properties fo:language="es" fo:country="DO"/>
    </style:style>
    <style:style style:name="P61" style:parent-style-name="Normal" style:family="paragraph">
      <style:text-properties fo:language="es" fo:country="DO"/>
    </style:style>
    <style:style style:name="P62" style:parent-style-name="Normal" style:family="paragraph">
      <style:paragraph-properties fo:break-before="page"/>
      <style:text-properties fo:language="es" fo:country="DO"/>
    </style:style>
    <style:style style:name="P63" style:parent-style-name="Normal" style:family="paragraph">
      <style:text-properties fo:language="es" fo:country="DO"/>
    </style:style>
    <style:style style:name="P64" style:parent-style-name="Normal" style:family="paragraph">
      <style:text-properties fo:language="es" fo:country="DO"/>
    </style:style>
    <style:style style:name="P65" style:parent-style-name="Normal" style:family="paragraph">
      <style:paragraph-properties fo:margin-bottom="0in"/>
      <style:text-properties fo:language="es" fo:country="DO"/>
    </style:style>
    <style:style style:name="P66" style:parent-style-name="Normal" style:family="paragraph">
      <style:paragraph-properties fo:margin-bottom="0in"/>
      <style:text-properties fo:language="es" fo:country="DO"/>
    </style:style>
    <style:style style:name="P67" style:parent-style-name="Normal" style:family="paragraph">
      <style:paragraph-properties fo:margin-bottom="0in"/>
      <style:text-properties fo:language="es" fo:country="DO"/>
    </style:style>
    <style:style style:name="P68" style:parent-style-name="Normal" style:family="paragraph">
      <style:paragraph-properties fo:margin-bottom="0in"/>
      <style:text-properties fo:language="es" fo:country="DO"/>
    </style:style>
    <style:style style:name="P69" style:parent-style-name="Normal" style:family="paragraph">
      <style:paragraph-properties fo:margin-bottom="0in"/>
      <style:text-properties fo:language="es" fo:country="DO"/>
    </style:style>
    <style:style style:name="P70" style:parent-style-name="Normal" style:family="paragraph">
      <style:paragraph-properties fo:margin-bottom="0in"/>
      <style:text-properties fo:language="es" fo:country="DO"/>
    </style:style>
    <style:style style:name="P71" style:parent-style-name="Normal" style:family="paragraph">
      <style:paragraph-properties fo:margin-bottom="0in"/>
      <style:text-properties fo:language="es" fo:country="DO"/>
    </style:style>
    <style:style style:name="P72" style:parent-style-name="Normal" style:family="paragraph">
      <style:paragraph-properties fo:margin-bottom="0in"/>
      <style:text-properties fo:language="es" fo:country="DO"/>
    </style:style>
    <style:style style:name="P73" style:parent-style-name="Normal" style:family="paragraph">
      <style:paragraph-properties fo:margin-bottom="0in"/>
      <style:text-properties fo:language="es" fo:country="DO"/>
    </style:style>
    <style:style style:name="P74" style:parent-style-name="Normal" style:family="paragraph">
      <style:paragraph-properties fo:margin-bottom="0in"/>
      <style:text-properties fo:language="es" fo:country="DO"/>
    </style:style>
    <style:style style:name="P75" style:parent-style-name="Normal" style:family="paragraph">
      <style:paragraph-properties fo:margin-bottom="0in"/>
      <style:text-properties fo:language="es" fo:country="DO"/>
    </style:style>
    <style:style style:name="P76" style:parent-style-name="Normal" style:family="paragraph">
      <style:paragraph-properties fo:margin-bottom="0in"/>
      <style:text-properties fo:language="es" fo:country="DO"/>
    </style:style>
    <style:style style:name="P77" style:parent-style-name="Normal" style:family="paragraph">
      <style:paragraph-properties fo:margin-bottom="0in"/>
      <style:text-properties fo:language="es" fo:country="DO"/>
    </style:style>
    <style:style style:name="P78" style:parent-style-name="Normal" style:family="paragraph">
      <style:paragraph-properties fo:margin-bottom="0in"/>
      <style:text-properties fo:language="es" fo:country="DO"/>
    </style:style>
    <style:style style:name="P79" style:parent-style-name="Normal" style:family="paragraph">
      <style:paragraph-properties fo:margin-bottom="0in"/>
      <style:text-properties fo:language="es" fo:country="DO"/>
    </style:style>
    <style:style style:name="P80" style:parent-style-name="Normal" style:family="paragraph">
      <style:paragraph-properties fo:margin-bottom="0in"/>
      <style:text-properties fo:language="es" fo:country="DO"/>
    </style:style>
    <style:style style:name="P81" style:parent-style-name="Normal" style:family="paragraph">
      <style:paragraph-properties fo:margin-bottom="0in"/>
      <style:text-properties fo:language="es" fo:country="DO"/>
    </style:style>
    <style:style style:name="P82" style:parent-style-name="Normal" style:family="paragraph">
      <style:paragraph-properties fo:margin-bottom="0in"/>
      <style:text-properties fo:language="es" fo:country="DO"/>
    </style:style>
    <style:style style:name="P83" style:parent-style-name="Normal" style:family="paragraph">
      <style:paragraph-properties fo:margin-bottom="0in"/>
      <style:text-properties fo:language="es" fo:country="DO"/>
    </style:style>
    <style:style style:name="P84" style:parent-style-name="Normal" style:family="paragraph">
      <style:paragraph-properties fo:margin-bottom="0in"/>
      <style:text-properties fo:language="es" fo:country="DO"/>
    </style:style>
    <style:style style:name="P85" style:parent-style-name="Normal" style:family="paragraph">
      <style:paragraph-properties fo:margin-bottom="0in"/>
      <style:text-properties fo:language="es" fo:country="DO"/>
    </style:style>
    <style:style style:name="P86" style:parent-style-name="Normal" style:family="paragraph">
      <style:paragraph-properties fo:margin-bottom="0in"/>
      <style:text-properties fo:language="es" fo:country="DO"/>
    </style:style>
    <style:style style:name="P87" style:parent-style-name="Normal" style:family="paragraph">
      <style:paragraph-properties fo:margin-bottom="0in"/>
      <style:text-properties fo:language="es" fo:country="DO"/>
    </style:style>
    <style:style style:name="P88" style:parent-style-name="Normal" style:family="paragraph">
      <style:paragraph-properties fo:margin-bottom="0in"/>
      <style:text-properties fo:language="es" fo:country="DO"/>
    </style:style>
    <style:style style:name="P89" style:parent-style-name="Normal" style:family="paragraph">
      <style:paragraph-properties fo:margin-bottom="0in"/>
      <style:text-properties fo:language="es" fo:country="DO"/>
    </style:style>
    <style:style style:name="P90" style:parent-style-name="Normal" style:family="paragraph">
      <style:paragraph-properties fo:margin-bottom="0in"/>
      <style:text-properties fo:language="es" fo:country="DO"/>
    </style:style>
    <style:style style:name="P91" style:parent-style-name="Normal" style:family="paragraph">
      <style:paragraph-properties fo:margin-bottom="0in"/>
      <style:text-properties fo:language="es" fo:country="DO"/>
    </style:style>
    <style:style style:name="P92" style:parent-style-name="Normal" style:family="paragraph">
      <style:paragraph-properties fo:margin-bottom="0in"/>
      <style:text-properties fo:language="es" fo:country="DO"/>
    </style:style>
    <style:style style:name="P93" style:parent-style-name="Normal" style:family="paragraph">
      <style:paragraph-properties fo:margin-bottom="0in"/>
      <style:text-properties fo:language="es" fo:country="DO"/>
    </style:style>
    <style:style style:name="P94" style:parent-style-name="Normal" style:family="paragraph">
      <style:paragraph-properties fo:margin-bottom="0in"/>
      <style:text-properties fo:language="es" fo:country="DO"/>
    </style:style>
    <style:style style:name="P95" style:parent-style-name="Normal" style:family="paragraph">
      <style:paragraph-properties fo:margin-bottom="0in"/>
      <style:text-properties fo:language="es" fo:country="DO"/>
    </style:style>
    <style:style style:name="P96" style:parent-style-name="Normal" style:family="paragraph">
      <style:paragraph-properties fo:margin-bottom="0in"/>
      <style:text-properties fo:language="es" fo:country="DO"/>
    </style:style>
    <style:style style:name="P97" style:parent-style-name="Normal" style:family="paragraph">
      <style:text-properties fo:language="es" fo:country="DO"/>
    </style:style>
    <style:style style:name="T98" style:parent-style-name="Fuentedepárrafopredeter." style:family="text">
      <style:text-properties fo:language="es" fo:country="DO"/>
    </style:style>
  </office:automatic-styles>
  <office:body>
    <office:text text:use-soft-page-breaks="true">
      <text:p text:style-name="P1">Entrega de tres algoritmos y su diagrama de flujo con Lógica Selectiva o Condicional Simple. Y en el lenguaje Pascal:</text:p>
      <text:p text:style-name="P2"/>
      <text:p text:style-name="P3">Primero: Escribir un programa en Pascal que dado un número del 1 a 7 escriba el correspondiente nombre del día de la semana. Y si es mayor que 7 escriba el mensaje 'E R R O R'.</text:p>
      <text:p text:style-name="P4">program NombreDiaSemana;</text:p>
      <text:p text:style-name="P5">var</text:p>
      <text:p text:style-name="P6"><text:s text:c="2"/>n: integer;</text:p>
      <text:p text:style-name="P7">begin</text:p>
      <text:p text:style-name="P8"><text:s text:c="2"/>writeln('Asociación de números con días de la semana');</text:p>
      <text:p text:style-name="P9"><text:s text:c="2"/>writeln('-----------------------------------------');</text:p>
      <text:p text:style-name="P10"><text:s text:c="2"/>writeln;</text:p>
      <text:p text:style-name="P11"><text:s text:c="2"/>// Leer el número del día</text:p>
      <text:p text:style-name="P12"><text:s text:c="2"/>write('Ingrese un número del 1 al 7: ');</text:p>
      <text:p text:style-name="P13"><text:s text:c="2"/>readln(n);</text:p>
      <text:p text:style-name="P14"><text:s text:c="2"/>// Asociar el número con el día de la semana</text:p>
      <text:p text:style-name="P15"><text:span text:style-name="T16"><text:s text:c="2"/></text:span>case<text:s/>n<text:s/>of</text:p>
      <text:p text:style-name="P17"><text:s text:c="4"/>1: writeln('Lunes');</text:p>
      <text:p text:style-name="P18"><text:s text:c="4"/>2: writeln('Martes');</text:p>
      <text:p text:style-name="P19"><text:s text:c="4"/>3: writeln('Miércoles');</text:p>
      <text:p text:style-name="P20"><text:s text:c="4"/>4: writeln('Jueves');</text:p>
      <text:p text:style-name="P21"><text:s text:c="4"/>5: writeln('Viernes');</text:p>
      <text:p text:style-name="P22"><text:s text:c="4"/>6: writeln('Sábado');</text:p>
      <text:p text:style-name="P23"><text:s text:c="4"/>7: writeln('Domingo');</text:p>
      <text:p text:style-name="P24"><text:s text:c="2"/>else</text:p>
      <text:p text:style-name="P25"><text:s text:c="4"/><text:span text:style-name="T26">writeln('E R R O R');</text:span></text:p>
      <text:p text:style-name="P27"><text:s text:c="2"/>end;</text:p>
      <text:p text:style-name="P28"><text:s text:c="2"/>readln;</text:p>
      <text:p text:style-name="P29">end.</text:p>
      <text:p text:style-name="P30"/>
      <text:p text:style-name="P31"/>
      <text:soft-page-break/>
      <text:p text:style-name="P32">Segundo: <text:s/>Realizar un un programa que lea el monto de compra. Si el monto es mayor o igual a 20000, entonces aplicar un descuento de un 10%. Si el monto es menor de 20000 enviar un mensaje Para ese monto no hay descuento".</text:p>
      <text:p text:style-name="P33">program DescuentoCompra;</text:p>
      <text:p text:style-name="P34">var</text:p>
      <text:p text:style-name="P35"><text:s text:c="2"/>montoCompra, montoDescuento, montoFinal: real;</text:p>
      <text:p text:style-name="P36">begin</text:p>
      <text:p text:style-name="P37"><text:s text:c="2"/>writeln('Cálculo de descuento en una compra');</text:p>
      <text:p text:style-name="P38"><text:s text:c="2"/>writeln('---------------------------------');</text:p>
      <text:p text:style-name="P39"><text:s text:c="2"/>writeln;</text:p>
      <text:p text:style-name="P40"><text:s text:c="2"/>// Leer el monto de compra</text:p>
      <text:p text:style-name="P41"><text:s text:c="2"/>write('Ingrese el monto de compra: ');</text:p>
      <text:p text:style-name="P42"><text:s text:c="2"/>readln(montoCompra);</text:p>
      <text:p text:style-name="P43"><text:s text:c="2"/>// Verificar si se aplica descuento</text:p>
      <text:p text:style-name="P44"><text:s text:c="2"/>if montoCompra &gt;= 20000 then</text:p>
      <text:p text:style-name="P45"><text:s text:c="2"/>begin</text:p>
      <text:p text:style-name="P46"><text:s text:c="4"/>// Calcular el descuento y el monto final</text:p>
      <text:p text:style-name="P47"><text:s text:c="4"/>montoDescuento := montoCompra * 0.1;</text:p>
      <text:p text:style-name="P48"><text:s text:c="4"/>montoFinal := montoCompra - montoDescuento;</text:p>
      <text:p text:style-name="P49"><text:s text:c="4"/>writeln('Se aplicó un descuento del 10%');</text:p>
      <text:p text:style-name="P50"><text:s text:c="4"/>writeln('Monto de descuento: ', montoDescuento:0:2);</text:p>
      <text:p text:style-name="P51"><text:span text:style-name="T52"><text:s text:c="4"/></text:span>writeln('Monto final: ', montoFinal:0:2);</text:p>
      <text:p text:style-name="P53"><text:s text:c="2"/>end</text:p>
      <text:p text:style-name="P54"><text:s text:c="2"/><text:span text:style-name="T55">else</text:span></text:p>
      <text:p text:style-name="P56"><text:s text:c="2"/>begin</text:p>
      <text:p text:style-name="P57"><text:s text:c="4"/>writeln('Para ese monto no hay descuento');</text:p>
      <text:p text:style-name="P58"><text:s text:c="2"/>end;</text:p>
      <text:p text:style-name="P59"><text:s text:c="2"/>readln;</text:p>
      <text:p text:style-name="P60">end.</text:p>
      <text:p text:style-name="P61"/>
      <text:p text:style-name="P62"/>
      <text:soft-page-break/>
      <text:p text:style-name="P63">Tercero: Hacer un programa que lea dos números y determine cual es el valor máximo, mínimo y que también verifique, si son iguales los dos números.</text:p>
      <text:p text:style-name="P64"/>
      <text:p text:style-name="P65">program ComparacionNumeros;</text:p>
      <text:p text:style-name="P66">var</text:p>
      <text:p text:style-name="P67"><text:s text:c="2"/>num1, num2, maximo, minimo: integer;</text:p>
      <text:p text:style-name="P68">begin</text:p>
      <text:p text:style-name="P69"><text:s text:c="2"/>writeln('Comparación de dos números');</text:p>
      <text:p text:style-name="P70"><text:s text:c="2"/>writeln('-------------------------');</text:p>
      <text:p text:style-name="P71"><text:s text:c="2"/>writeln;</text:p>
      <text:p text:style-name="P72"><text:s text:c="2"/>// Leer los dos números</text:p>
      <text:p text:style-name="P73"><text:s text:c="2"/>write('Ingrese el primer número: ');</text:p>
      <text:p text:style-name="P74"><text:s text:c="2"/>readln(num1);</text:p>
      <text:p text:style-name="P75"><text:s text:c="2"/>write('Ingrese el segundo número: ');</text:p>
      <text:p text:style-name="P76"><text:s text:c="2"/>readln(num2);</text:p>
      <text:p text:style-name="P77"><text:s text:c="2"/>// Determinar el valor máximo</text:p>
      <text:p text:style-name="P78"><text:s text:c="2"/>if num1 &gt; num2 then</text:p>
      <text:p text:style-name="P79"><text:s text:c="4"/>maximo := num1</text:p>
      <text:p text:style-name="P80"><text:s text:c="2"/>else</text:p>
      <text:p text:style-name="P81"><text:s text:c="4"/>maximo := num2;</text:p>
      <text:p text:style-name="P82"><text:s text:c="2"/>// Determinar el valor mínimo</text:p>
      <text:p text:style-name="P83"><text:s text:c="2"/>if num1 &lt; num2 then</text:p>
      <text:p text:style-name="P84"><text:s text:c="4"/>minimo := num1</text:p>
      <text:p text:style-name="P85"><text:s text:c="2"/>else</text:p>
      <text:p text:style-name="P86"><text:s text:c="4"/>minimo := num2;</text:p>
      <text:p text:style-name="P87"><text:s text:c="2"/>// Verificar si son iguales</text:p>
      <text:p text:style-name="P88"><text:s text:c="2"/>if num1 = num2 then</text:p>
      <text:p text:style-name="P89"><text:s text:c="4"/>writeln('Los dos números son iguales')</text:p>
      <text:p text:style-name="P90"><text:s text:c="2"/>else</text:p>
      <text:p text:style-name="P91"><text:s text:c="4"/>writeln('Los dos números son diferentes');</text:p>
      <text:p text:style-name="P92"><text:s text:c="2"/>// Mostrar resultados</text:p>
      <text:p text:style-name="P93"><text:s text:c="2"/>writeln('Valor máximo: ', maximo);</text:p>
      <text:p text:style-name="P94"><text:s text:c="2"/>writeln('Valor mínimo: ', minimo);</text:p>
      <text:p text:style-name="P95"><text:s text:c="2"/>readln;</text:p>
      <text:p text:style-name="P96">end.</text:p>
      <text:p text:style-name="P97"/>
      <text:p text:style-name="Normal"><text:span text:style-name="T98">IMPORTANTE: Deben hacerles a los tres algoritmos y su diagrama de flujo, puede ser a lápiz o en editor.<text:s/></text:span>Con lápiz y papel es más fácil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paul joel cruz hernandez</dc:creator>
    <meta:creation-date>2023-06-15T11:07:00Z</meta:creation-date>
    <dc:date>2023-06-15T12:38:00Z</dc:date>
    <meta:template xlink:href="Normal.dotm" xlink:type="simple"/>
    <meta:editing-cycles>2</meta:editing-cycles>
    <meta:editing-duration>PT5460S</meta:editing-duration>
    <meta:document-statistic meta:page-count="3" meta:paragraph-count="5" meta:word-count="429" meta:character-count="2870" meta:row-count="20" meta:non-whitespace-character-count="2446"/>
  </office:meta>
</office:document-meta>
</file>